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3p1" table:style-name="ta1">
        <table:shapes>
          <draw:frame draw:z-index="0" draw:style-name="gr1" draw:text-style-name="P1" svg:width="16.011cm" svg:height="8.995cm" svg:x="7.432cm" svg:y="2.059cm">
            <draw:object draw:notify-on-update-of-ranges="exp3p1.B1:exp3p1.B1 exp3p1.B2:exp3p1.B1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1337" calcext:value-type="float">
            <text:p>1693530201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1370" calcext:value-type="float">
            <text:p>16935302013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1470" calcext:value-type="float">
            <text:p>16935302014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7" calcext:value-type="float">
            <text:p>3,57</text:p>
          </table:table-cell>
          <table:table-cell office:value-type="float" office:value="1693530201570" calcext:value-type="float">
            <text:p>16935302015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1670" calcext:value-type="float">
            <text:p>16935302016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1770" calcext:value-type="float">
            <text:p>16935302017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201870" calcext:value-type="float">
            <text:p>16935302018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01970" calcext:value-type="float">
            <text:p>16935302019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2070" calcext:value-type="float">
            <text:p>16935302020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2170" calcext:value-type="float">
            <text:p>16935302021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2270" calcext:value-type="float">
            <text:p>16935302022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02370" calcext:value-type="float">
            <text:p>16935302023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2470" calcext:value-type="float">
            <text:p>16935302024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2570" calcext:value-type="float">
            <text:p>16935302025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2670" calcext:value-type="float">
            <text:p>16935302026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02770" calcext:value-type="float">
            <text:p>16935302027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2870" calcext:value-type="float">
            <text:p>16935302028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2970" calcext:value-type="float">
            <text:p>16935302029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3070" calcext:value-type="float">
            <text:p>16935302030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3170" calcext:value-type="float">
            <text:p>16935302031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3270" calcext:value-type="float">
            <text:p>16935302032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3370" calcext:value-type="float">
            <text:p>16935302033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3470" calcext:value-type="float">
            <text:p>16935302034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3570" calcext:value-type="float">
            <text:p>16935302035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3670" calcext:value-type="float">
            <text:p>16935302036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3770" calcext:value-type="float">
            <text:p>16935302037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3870" calcext:value-type="float">
            <text:p>16935302038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3970" calcext:value-type="float">
            <text:p>16935302039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4070" calcext:value-type="float">
            <text:p>16935302040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4170" calcext:value-type="float">
            <text:p>16935302041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04270" calcext:value-type="float">
            <text:p>16935302042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4371" calcext:value-type="float">
            <text:p>1693530204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04470" calcext:value-type="float">
            <text:p>16935302044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4570" calcext:value-type="float">
            <text:p>16935302045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4670" calcext:value-type="float">
            <text:p>16935302046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4770" calcext:value-type="float">
            <text:p>16935302047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4870" calcext:value-type="float">
            <text:p>16935302048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04970" calcext:value-type="float">
            <text:p>16935302049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5070" calcext:value-type="float">
            <text:p>16935302050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5170" calcext:value-type="float">
            <text:p>16935302051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5270" calcext:value-type="float">
            <text:p>16935302052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05370" calcext:value-type="float">
            <text:p>16935302053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5471" calcext:value-type="float">
            <text:p>1693530205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05570" calcext:value-type="float">
            <text:p>16935302055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5670" calcext:value-type="float">
            <text:p>16935302056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5770" calcext:value-type="float">
            <text:p>16935302057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4" calcext:value-type="float">
            <text:p>3,44</text:p>
          </table:table-cell>
          <table:table-cell office:value-type="float" office:value="1693530205870" calcext:value-type="float">
            <text:p>16935302058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205970" calcext:value-type="float">
            <text:p>16935302059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06070" calcext:value-type="float">
            <text:p>16935302060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06170" calcext:value-type="float">
            <text:p>16935302061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6270" calcext:value-type="float">
            <text:p>169353020627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06371" calcext:value-type="float">
            <text:p>1693530206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6471" calcext:value-type="float">
            <text:p>1693530206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6571" calcext:value-type="float">
            <text:p>1693530206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6671" calcext:value-type="float">
            <text:p>1693530206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6771" calcext:value-type="float">
            <text:p>1693530206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6871" calcext:value-type="float">
            <text:p>1693530206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6971" calcext:value-type="float">
            <text:p>1693530206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7071" calcext:value-type="float">
            <text:p>1693530207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7171" calcext:value-type="float">
            <text:p>1693530207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07271" calcext:value-type="float">
            <text:p>1693530207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7371" calcext:value-type="float">
            <text:p>1693530207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7471" calcext:value-type="float">
            <text:p>1693530207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07571" calcext:value-type="float">
            <text:p>1693530207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7671" calcext:value-type="float">
            <text:p>1693530207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7771" calcext:value-type="float">
            <text:p>1693530207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7871" calcext:value-type="float">
            <text:p>1693530207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7971" calcext:value-type="float">
            <text:p>1693530207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08071" calcext:value-type="float">
            <text:p>1693530208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8171" calcext:value-type="float">
            <text:p>1693530208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08271" calcext:value-type="float">
            <text:p>1693530208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8371" calcext:value-type="float">
            <text:p>1693530208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8471" calcext:value-type="float">
            <text:p>1693530208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08571" calcext:value-type="float">
            <text:p>1693530208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8671" calcext:value-type="float">
            <text:p>1693530208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8771" calcext:value-type="float">
            <text:p>1693530208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8871" calcext:value-type="float">
            <text:p>1693530208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8971" calcext:value-type="float">
            <text:p>1693530208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09071" calcext:value-type="float">
            <text:p>1693530209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9171" calcext:value-type="float">
            <text:p>1693530209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9271" calcext:value-type="float">
            <text:p>1693530209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9371" calcext:value-type="float">
            <text:p>1693530209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9471" calcext:value-type="float">
            <text:p>1693530209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09571" calcext:value-type="float">
            <text:p>1693530209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09671" calcext:value-type="float">
            <text:p>1693530209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9771" calcext:value-type="float">
            <text:p>1693530209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09871" calcext:value-type="float">
            <text:p>1693530209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09971" calcext:value-type="float">
            <text:p>1693530209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0071" calcext:value-type="float">
            <text:p>1693530210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10171" calcext:value-type="float">
            <text:p>1693530210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0271" calcext:value-type="float">
            <text:p>1693530210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10371" calcext:value-type="float">
            <text:p>1693530210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10471" calcext:value-type="float">
            <text:p>1693530210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0571" calcext:value-type="float">
            <text:p>1693530210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0671" calcext:value-type="float">
            <text:p>1693530210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10771" calcext:value-type="float">
            <text:p>1693530210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0871" calcext:value-type="float">
            <text:p>1693530210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0971" calcext:value-type="float">
            <text:p>1693530210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1071" calcext:value-type="float">
            <text:p>1693530211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1171" calcext:value-type="float">
            <text:p>1693530211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1271" calcext:value-type="float">
            <text:p>1693530211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1371" calcext:value-type="float">
            <text:p>1693530211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1471" calcext:value-type="float">
            <text:p>1693530211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1571" calcext:value-type="float">
            <text:p>1693530211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1671" calcext:value-type="float">
            <text:p>1693530211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1771" calcext:value-type="float">
            <text:p>1693530211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11871" calcext:value-type="float">
            <text:p>1693530211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11971" calcext:value-type="float">
            <text:p>1693530211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2071" calcext:value-type="float">
            <text:p>1693530212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2171" calcext:value-type="float">
            <text:p>1693530212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12271" calcext:value-type="float">
            <text:p>1693530212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212371" calcext:value-type="float">
            <text:p>1693530212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12471" calcext:value-type="float">
            <text:p>1693530212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12571" calcext:value-type="float">
            <text:p>1693530212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212671" calcext:value-type="float">
            <text:p>1693530212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212771" calcext:value-type="float">
            <text:p>1693530212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2871" calcext:value-type="float">
            <text:p>1693530212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2971" calcext:value-type="float">
            <text:p>1693530212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3071" calcext:value-type="float">
            <text:p>1693530213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3171" calcext:value-type="float">
            <text:p>1693530213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13271" calcext:value-type="float">
            <text:p>1693530213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13371" calcext:value-type="float">
            <text:p>1693530213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3471" calcext:value-type="float">
            <text:p>1693530213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13571" calcext:value-type="float">
            <text:p>1693530213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3671" calcext:value-type="float">
            <text:p>1693530213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3771" calcext:value-type="float">
            <text:p>1693530213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3871" calcext:value-type="float">
            <text:p>1693530213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3971" calcext:value-type="float">
            <text:p>1693530213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14071" calcext:value-type="float">
            <text:p>1693530214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14171" calcext:value-type="float">
            <text:p>1693530214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4271" calcext:value-type="float">
            <text:p>1693530214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4371" calcext:value-type="float">
            <text:p>1693530214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4471" calcext:value-type="float">
            <text:p>1693530214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4571" calcext:value-type="float">
            <text:p>1693530214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14671" calcext:value-type="float">
            <text:p>1693530214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4771" calcext:value-type="float">
            <text:p>1693530214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4871" calcext:value-type="float">
            <text:p>1693530214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4971" calcext:value-type="float">
            <text:p>1693530214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5071" calcext:value-type="float">
            <text:p>1693530215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5171" calcext:value-type="float">
            <text:p>1693530215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5271" calcext:value-type="float">
            <text:p>1693530215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5371" calcext:value-type="float">
            <text:p>1693530215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5471" calcext:value-type="float">
            <text:p>1693530215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5571" calcext:value-type="float">
            <text:p>1693530215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5671" calcext:value-type="float">
            <text:p>1693530215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5771" calcext:value-type="float">
            <text:p>1693530215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15871" calcext:value-type="float">
            <text:p>1693530215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5971" calcext:value-type="float">
            <text:p>1693530215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6071" calcext:value-type="float">
            <text:p>1693530216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6171" calcext:value-type="float">
            <text:p>1693530216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16271" calcext:value-type="float">
            <text:p>1693530216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6371" calcext:value-type="float">
            <text:p>1693530216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16471" calcext:value-type="float">
            <text:p>1693530216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16571" calcext:value-type="float">
            <text:p>1693530216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6671" calcext:value-type="float">
            <text:p>1693530216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6771" calcext:value-type="float">
            <text:p>1693530216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6871" calcext:value-type="float">
            <text:p>1693530216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6971" calcext:value-type="float">
            <text:p>1693530216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17071" calcext:value-type="float">
            <text:p>1693530217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17171" calcext:value-type="float">
            <text:p>1693530217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7271" calcext:value-type="float">
            <text:p>1693530217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7371" calcext:value-type="float">
            <text:p>1693530217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7471" calcext:value-type="float">
            <text:p>1693530217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7571" calcext:value-type="float">
            <text:p>1693530217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7671" calcext:value-type="float">
            <text:p>1693530217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7771" calcext:value-type="float">
            <text:p>1693530217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7871" calcext:value-type="float">
            <text:p>1693530217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7971" calcext:value-type="float">
            <text:p>1693530217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8071" calcext:value-type="float">
            <text:p>1693530218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8171" calcext:value-type="float">
            <text:p>1693530218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8271" calcext:value-type="float">
            <text:p>1693530218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8371" calcext:value-type="float">
            <text:p>1693530218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8471" calcext:value-type="float">
            <text:p>1693530218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18571" calcext:value-type="float">
            <text:p>1693530218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8671" calcext:value-type="float">
            <text:p>1693530218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8771" calcext:value-type="float">
            <text:p>1693530218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8871" calcext:value-type="float">
            <text:p>1693530218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8971" calcext:value-type="float">
            <text:p>1693530218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9071" calcext:value-type="float">
            <text:p>1693530219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9171" calcext:value-type="float">
            <text:p>1693530219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19271" calcext:value-type="float">
            <text:p>1693530219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19371" calcext:value-type="float">
            <text:p>1693530219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19471" calcext:value-type="float">
            <text:p>1693530219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19571" calcext:value-type="float">
            <text:p>1693530219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9671" calcext:value-type="float">
            <text:p>1693530219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9771" calcext:value-type="float">
            <text:p>1693530219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19871" calcext:value-type="float">
            <text:p>1693530219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19971" calcext:value-type="float">
            <text:p>1693530219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0071" calcext:value-type="float">
            <text:p>1693530220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0171" calcext:value-type="float">
            <text:p>1693530220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0271" calcext:value-type="float">
            <text:p>1693530220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0371" calcext:value-type="float">
            <text:p>1693530220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0471" calcext:value-type="float">
            <text:p>1693530220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20571" calcext:value-type="float">
            <text:p>1693530220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0671" calcext:value-type="float">
            <text:p>1693530220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0771" calcext:value-type="float">
            <text:p>1693530220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0871" calcext:value-type="float">
            <text:p>1693530220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0971" calcext:value-type="float">
            <text:p>1693530220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1071" calcext:value-type="float">
            <text:p>1693530221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1171" calcext:value-type="float">
            <text:p>1693530221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1271" calcext:value-type="float">
            <text:p>1693530221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1371" calcext:value-type="float">
            <text:p>1693530221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1471" calcext:value-type="float">
            <text:p>1693530221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1571" calcext:value-type="float">
            <text:p>1693530221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1671" calcext:value-type="float">
            <text:p>1693530221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1771" calcext:value-type="float">
            <text:p>1693530221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1871" calcext:value-type="float">
            <text:p>1693530221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1971" calcext:value-type="float">
            <text:p>1693530221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2071" calcext:value-type="float">
            <text:p>1693530222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22171" calcext:value-type="float">
            <text:p>1693530222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222271" calcext:value-type="float">
            <text:p>1693530222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2371" calcext:value-type="float">
            <text:p>1693530222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2471" calcext:value-type="float">
            <text:p>1693530222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2571" calcext:value-type="float">
            <text:p>1693530222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2671" calcext:value-type="float">
            <text:p>1693530222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22771" calcext:value-type="float">
            <text:p>1693530222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2871" calcext:value-type="float">
            <text:p>1693530222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2971" calcext:value-type="float">
            <text:p>1693530222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3071" calcext:value-type="float">
            <text:p>1693530223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3171" calcext:value-type="float">
            <text:p>1693530223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23271" calcext:value-type="float">
            <text:p>1693530223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3371" calcext:value-type="float">
            <text:p>1693530223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3471" calcext:value-type="float">
            <text:p>1693530223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3571" calcext:value-type="float">
            <text:p>1693530223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3671" calcext:value-type="float">
            <text:p>1693530223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3771" calcext:value-type="float">
            <text:p>1693530223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3871" calcext:value-type="float">
            <text:p>1693530223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3971" calcext:value-type="float">
            <text:p>1693530223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4071" calcext:value-type="float">
            <text:p>1693530224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4171" calcext:value-type="float">
            <text:p>1693530224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4271" calcext:value-type="float">
            <text:p>1693530224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24371" calcext:value-type="float">
            <text:p>1693530224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4471" calcext:value-type="float">
            <text:p>1693530224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4571" calcext:value-type="float">
            <text:p>1693530224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24671" calcext:value-type="float">
            <text:p>1693530224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4771" calcext:value-type="float">
            <text:p>1693530224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4871" calcext:value-type="float">
            <text:p>1693530224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4971" calcext:value-type="float">
            <text:p>1693530224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5071" calcext:value-type="float">
            <text:p>1693530225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25171" calcext:value-type="float">
            <text:p>1693530225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25271" calcext:value-type="float">
            <text:p>1693530225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25371" calcext:value-type="float">
            <text:p>1693530225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25471" calcext:value-type="float">
            <text:p>1693530225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5671" calcext:value-type="float">
            <text:p>1693530225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5771" calcext:value-type="float">
            <text:p>1693530225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5871" calcext:value-type="float">
            <text:p>1693530225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25971" calcext:value-type="float">
            <text:p>1693530225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6071" calcext:value-type="float">
            <text:p>1693530226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6171" calcext:value-type="float">
            <text:p>1693530226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6271" calcext:value-type="float">
            <text:p>1693530226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6371" calcext:value-type="float">
            <text:p>1693530226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6471" calcext:value-type="float">
            <text:p>1693530226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6571" calcext:value-type="float">
            <text:p>1693530226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6671" calcext:value-type="float">
            <text:p>1693530226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6771" calcext:value-type="float">
            <text:p>1693530226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6871" calcext:value-type="float">
            <text:p>1693530226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6971" calcext:value-type="float">
            <text:p>1693530226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7071" calcext:value-type="float">
            <text:p>1693530227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7171" calcext:value-type="float">
            <text:p>1693530227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7271" calcext:value-type="float">
            <text:p>1693530227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7371" calcext:value-type="float">
            <text:p>1693530227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7471" calcext:value-type="float">
            <text:p>1693530227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27571" calcext:value-type="float">
            <text:p>1693530227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7671" calcext:value-type="float">
            <text:p>1693530227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7771" calcext:value-type="float">
            <text:p>1693530227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7871" calcext:value-type="float">
            <text:p>1693530227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7971" calcext:value-type="float">
            <text:p>1693530227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8071" calcext:value-type="float">
            <text:p>1693530228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8171" calcext:value-type="float">
            <text:p>1693530228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8271" calcext:value-type="float">
            <text:p>1693530228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8371" calcext:value-type="float">
            <text:p>1693530228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8471" calcext:value-type="float">
            <text:p>1693530228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8571" calcext:value-type="float">
            <text:p>1693530228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8671" calcext:value-type="float">
            <text:p>1693530228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8771" calcext:value-type="float">
            <text:p>1693530228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8871" calcext:value-type="float">
            <text:p>1693530228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28971" calcext:value-type="float">
            <text:p>1693530228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9071" calcext:value-type="float">
            <text:p>1693530229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29171" calcext:value-type="float">
            <text:p>1693530229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9271" calcext:value-type="float">
            <text:p>1693530229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9371" calcext:value-type="float">
            <text:p>1693530229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29471" calcext:value-type="float">
            <text:p>1693530229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29571" calcext:value-type="float">
            <text:p>1693530229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29671" calcext:value-type="float">
            <text:p>1693530229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29771" calcext:value-type="float">
            <text:p>1693530229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29871" calcext:value-type="float">
            <text:p>1693530229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29971" calcext:value-type="float">
            <text:p>1693530229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0071" calcext:value-type="float">
            <text:p>1693530230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0171" calcext:value-type="float">
            <text:p>1693530230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30271" calcext:value-type="float">
            <text:p>1693530230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30371" calcext:value-type="float">
            <text:p>1693530230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30471" calcext:value-type="float">
            <text:p>1693530230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30571" calcext:value-type="float">
            <text:p>1693530230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0671" calcext:value-type="float">
            <text:p>1693530230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0771" calcext:value-type="float">
            <text:p>1693530230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0871" calcext:value-type="float">
            <text:p>1693530230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0971" calcext:value-type="float">
            <text:p>1693530230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1071" calcext:value-type="float">
            <text:p>1693530231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1171" calcext:value-type="float">
            <text:p>1693530231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231271" calcext:value-type="float">
            <text:p>1693530231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31371" calcext:value-type="float">
            <text:p>1693530231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1471" calcext:value-type="float">
            <text:p>1693530231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1571" calcext:value-type="float">
            <text:p>1693530231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1671" calcext:value-type="float">
            <text:p>1693530231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1771" calcext:value-type="float">
            <text:p>1693530231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1871" calcext:value-type="float">
            <text:p>1693530231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1971" calcext:value-type="float">
            <text:p>1693530231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32071" calcext:value-type="float">
            <text:p>1693530232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2171" calcext:value-type="float">
            <text:p>1693530232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2271" calcext:value-type="float">
            <text:p>1693530232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2371" calcext:value-type="float">
            <text:p>1693530232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232471" calcext:value-type="float">
            <text:p>1693530232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2571" calcext:value-type="float">
            <text:p>1693530232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2671" calcext:value-type="float">
            <text:p>1693530232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2771" calcext:value-type="float">
            <text:p>1693530232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2871" calcext:value-type="float">
            <text:p>1693530232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32971" calcext:value-type="float">
            <text:p>1693530232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3071" calcext:value-type="float">
            <text:p>1693530233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3171" calcext:value-type="float">
            <text:p>1693530233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3271" calcext:value-type="float">
            <text:p>1693530233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33371" calcext:value-type="float">
            <text:p>1693530233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33471" calcext:value-type="float">
            <text:p>1693530233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3571" calcext:value-type="float">
            <text:p>1693530233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3671" calcext:value-type="float">
            <text:p>1693530233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33771" calcext:value-type="float">
            <text:p>1693530233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3871" calcext:value-type="float">
            <text:p>1693530233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3971" calcext:value-type="float">
            <text:p>1693530233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4071" calcext:value-type="float">
            <text:p>1693530234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4171" calcext:value-type="float">
            <text:p>1693530234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4271" calcext:value-type="float">
            <text:p>1693530234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4371" calcext:value-type="float">
            <text:p>1693530234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4471" calcext:value-type="float">
            <text:p>1693530234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4571" calcext:value-type="float">
            <text:p>1693530234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34671" calcext:value-type="float">
            <text:p>1693530234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4771" calcext:value-type="float">
            <text:p>1693530234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4871" calcext:value-type="float">
            <text:p>1693530234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4971" calcext:value-type="float">
            <text:p>1693530234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5071" calcext:value-type="float">
            <text:p>1693530235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5171" calcext:value-type="float">
            <text:p>1693530235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35271" calcext:value-type="float">
            <text:p>1693530235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35371" calcext:value-type="float">
            <text:p>1693530235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5472" calcext:value-type="float">
            <text:p>1693530235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5571" calcext:value-type="float">
            <text:p>1693530235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35671" calcext:value-type="float">
            <text:p>1693530235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35771" calcext:value-type="float">
            <text:p>1693530235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5871" calcext:value-type="float">
            <text:p>1693530235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35971" calcext:value-type="float">
            <text:p>1693530235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6071" calcext:value-type="float">
            <text:p>1693530236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6171" calcext:value-type="float">
            <text:p>1693530236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6271" calcext:value-type="float">
            <text:p>1693530236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6371" calcext:value-type="float">
            <text:p>1693530236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6471" calcext:value-type="float">
            <text:p>1693530236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36571" calcext:value-type="float">
            <text:p>1693530236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6672" calcext:value-type="float">
            <text:p>1693530236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6771" calcext:value-type="float">
            <text:p>1693530236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6871" calcext:value-type="float">
            <text:p>1693530236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6971" calcext:value-type="float">
            <text:p>1693530236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37071" calcext:value-type="float">
            <text:p>1693530237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37171" calcext:value-type="float">
            <text:p>1693530237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7271" calcext:value-type="float">
            <text:p>1693530237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7371" calcext:value-type="float">
            <text:p>1693530237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7471" calcext:value-type="float">
            <text:p>1693530237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7571" calcext:value-type="float">
            <text:p>1693530237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37671" calcext:value-type="float">
            <text:p>1693530237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7771" calcext:value-type="float">
            <text:p>1693530237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37871" calcext:value-type="float">
            <text:p>1693530237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7971" calcext:value-type="float">
            <text:p>1693530237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8071" calcext:value-type="float">
            <text:p>1693530238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8171" calcext:value-type="float">
            <text:p>1693530238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8271" calcext:value-type="float">
            <text:p>1693530238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8371" calcext:value-type="float">
            <text:p>1693530238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8471" calcext:value-type="float">
            <text:p>1693530238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8571" calcext:value-type="float">
            <text:p>1693530238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8671" calcext:value-type="float">
            <text:p>1693530238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8771" calcext:value-type="float">
            <text:p>1693530238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8871" calcext:value-type="float">
            <text:p>1693530238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8971" calcext:value-type="float">
            <text:p>1693530238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9071" calcext:value-type="float">
            <text:p>1693530239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9171" calcext:value-type="float">
            <text:p>1693530239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39271" calcext:value-type="float">
            <text:p>1693530239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39372" calcext:value-type="float">
            <text:p>1693530239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39471" calcext:value-type="float">
            <text:p>1693530239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9571" calcext:value-type="float">
            <text:p>1693530239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9671" calcext:value-type="float">
            <text:p>1693530239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39771" calcext:value-type="float">
            <text:p>1693530239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39871" calcext:value-type="float">
            <text:p>1693530239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39971" calcext:value-type="float">
            <text:p>1693530239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0071" calcext:value-type="float">
            <text:p>1693530240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0171" calcext:value-type="float">
            <text:p>1693530240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0271" calcext:value-type="float">
            <text:p>1693530240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40371" calcext:value-type="float">
            <text:p>1693530240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0472" calcext:value-type="float">
            <text:p>1693530240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240571" calcext:value-type="float">
            <text:p>1693530240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0671" calcext:value-type="float">
            <text:p>1693530240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0771" calcext:value-type="float">
            <text:p>1693530240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0871" calcext:value-type="float">
            <text:p>1693530240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0971" calcext:value-type="float">
            <text:p>1693530240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41071" calcext:value-type="float">
            <text:p>1693530241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1171" calcext:value-type="float">
            <text:p>1693530241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41271" calcext:value-type="float">
            <text:p>1693530241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1371" calcext:value-type="float">
            <text:p>1693530241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1471" calcext:value-type="float">
            <text:p>1693530241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1571" calcext:value-type="float">
            <text:p>1693530241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1671" calcext:value-type="float">
            <text:p>1693530241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1771" calcext:value-type="float">
            <text:p>1693530241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241871" calcext:value-type="float">
            <text:p>1693530241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1971" calcext:value-type="float">
            <text:p>1693530241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2071" calcext:value-type="float">
            <text:p>1693530242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2171" calcext:value-type="float">
            <text:p>1693530242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2271" calcext:value-type="float">
            <text:p>1693530242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2371" calcext:value-type="float">
            <text:p>1693530242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2471" calcext:value-type="float">
            <text:p>1693530242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2571" calcext:value-type="float">
            <text:p>1693530242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2671" calcext:value-type="float">
            <text:p>1693530242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2771" calcext:value-type="float">
            <text:p>1693530242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42871" calcext:value-type="float">
            <text:p>1693530242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2971" calcext:value-type="float">
            <text:p>1693530242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3071" calcext:value-type="float">
            <text:p>1693530243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3171" calcext:value-type="float">
            <text:p>1693530243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3271" calcext:value-type="float">
            <text:p>1693530243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3371" calcext:value-type="float">
            <text:p>1693530243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3471" calcext:value-type="float">
            <text:p>1693530243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3571" calcext:value-type="float">
            <text:p>1693530243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3671" calcext:value-type="float">
            <text:p>1693530243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3771" calcext:value-type="float">
            <text:p>1693530243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3871" calcext:value-type="float">
            <text:p>1693530243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3971" calcext:value-type="float">
            <text:p>1693530243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4071" calcext:value-type="float">
            <text:p>1693530244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44171" calcext:value-type="float">
            <text:p>1693530244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4271" calcext:value-type="float">
            <text:p>1693530244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4371" calcext:value-type="float">
            <text:p>1693530244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4471" calcext:value-type="float">
            <text:p>1693530244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4571" calcext:value-type="float">
            <text:p>1693530244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4671" calcext:value-type="float">
            <text:p>1693530244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4771" calcext:value-type="float">
            <text:p>1693530244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4871" calcext:value-type="float">
            <text:p>1693530244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4971" calcext:value-type="float">
            <text:p>1693530244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5071" calcext:value-type="float">
            <text:p>1693530245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5171" calcext:value-type="float">
            <text:p>1693530245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5271" calcext:value-type="float">
            <text:p>1693530245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5371" calcext:value-type="float">
            <text:p>1693530245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5472" calcext:value-type="float">
            <text:p>1693530245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5571" calcext:value-type="float">
            <text:p>1693530245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45671" calcext:value-type="float">
            <text:p>1693530245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5771" calcext:value-type="float">
            <text:p>1693530245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5871" calcext:value-type="float">
            <text:p>1693530245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5971" calcext:value-type="float">
            <text:p>1693530245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6071" calcext:value-type="float">
            <text:p>1693530246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46171" calcext:value-type="float">
            <text:p>1693530246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6271" calcext:value-type="float">
            <text:p>1693530246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6371" calcext:value-type="float">
            <text:p>1693530246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6472" calcext:value-type="float">
            <text:p>1693530246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6571" calcext:value-type="float">
            <text:p>1693530246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6671" calcext:value-type="float">
            <text:p>1693530246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46772" calcext:value-type="float">
            <text:p>1693530246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6871" calcext:value-type="float">
            <text:p>1693530246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46972" calcext:value-type="float">
            <text:p>1693530246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7072" calcext:value-type="float">
            <text:p>1693530247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47171" calcext:value-type="float">
            <text:p>1693530247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7271" calcext:value-type="float">
            <text:p>16935302472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7371" calcext:value-type="float">
            <text:p>1693530247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7471" calcext:value-type="float">
            <text:p>1693530247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7571" calcext:value-type="float">
            <text:p>1693530247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7671" calcext:value-type="float">
            <text:p>16935302476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7771" calcext:value-type="float">
            <text:p>1693530247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47871" calcext:value-type="float">
            <text:p>1693530247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7971" calcext:value-type="float">
            <text:p>1693530247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8072" calcext:value-type="float">
            <text:p>1693530248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48171" calcext:value-type="float">
            <text:p>1693530248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8272" calcext:value-type="float">
            <text:p>1693530248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8372" calcext:value-type="float">
            <text:p>1693530248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8471" calcext:value-type="float">
            <text:p>1693530248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48571" calcext:value-type="float">
            <text:p>1693530248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8672" calcext:value-type="float">
            <text:p>1693530248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8772" calcext:value-type="float">
            <text:p>1693530248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8871" calcext:value-type="float">
            <text:p>1693530248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8971" calcext:value-type="float">
            <text:p>16935302489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49071" calcext:value-type="float">
            <text:p>1693530249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9172" calcext:value-type="float">
            <text:p>1693530249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49272" calcext:value-type="float">
            <text:p>1693530249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49371" calcext:value-type="float">
            <text:p>16935302493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9472" calcext:value-type="float">
            <text:p>1693530249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49571" calcext:value-type="float">
            <text:p>16935302495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49672" calcext:value-type="float">
            <text:p>1693530249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49771" calcext:value-type="float">
            <text:p>16935302497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49872" calcext:value-type="float">
            <text:p>1693530249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49972" calcext:value-type="float">
            <text:p>1693530249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0072" calcext:value-type="float">
            <text:p>1693530250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0171" calcext:value-type="float">
            <text:p>16935302501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0272" calcext:value-type="float">
            <text:p>1693530250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50372" calcext:value-type="float">
            <text:p>1693530250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0472" calcext:value-type="float">
            <text:p>1693530250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0572" calcext:value-type="float">
            <text:p>1693530250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0672" calcext:value-type="float">
            <text:p>1693530250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0772" calcext:value-type="float">
            <text:p>1693530250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0871" calcext:value-type="float">
            <text:p>16935302508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0972" calcext:value-type="float">
            <text:p>1693530250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1072" calcext:value-type="float">
            <text:p>1693530251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1172" calcext:value-type="float">
            <text:p>1693530251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1272" calcext:value-type="float">
            <text:p>1693530251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1372" calcext:value-type="float">
            <text:p>1693530251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1472" calcext:value-type="float">
            <text:p>1693530251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1572" calcext:value-type="float">
            <text:p>1693530251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1672" calcext:value-type="float">
            <text:p>1693530251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51772" calcext:value-type="float">
            <text:p>1693530251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1872" calcext:value-type="float">
            <text:p>1693530251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1972" calcext:value-type="float">
            <text:p>1693530251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2071" calcext:value-type="float">
            <text:p>16935302520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2172" calcext:value-type="float">
            <text:p>1693530252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2272" calcext:value-type="float">
            <text:p>1693530252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2372" calcext:value-type="float">
            <text:p>1693530252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52471" calcext:value-type="float">
            <text:p>169353025247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2572" calcext:value-type="float">
            <text:p>1693530252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2672" calcext:value-type="float">
            <text:p>1693530252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2772" calcext:value-type="float">
            <text:p>1693530252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2872" calcext:value-type="float">
            <text:p>1693530252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2972" calcext:value-type="float">
            <text:p>1693530252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3072" calcext:value-type="float">
            <text:p>1693530253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3172" calcext:value-type="float">
            <text:p>1693530253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3272" calcext:value-type="float">
            <text:p>1693530253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3372" calcext:value-type="float">
            <text:p>1693530253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3472" calcext:value-type="float">
            <text:p>1693530253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3572" calcext:value-type="float">
            <text:p>1693530253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3672" calcext:value-type="float">
            <text:p>1693530253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3772" calcext:value-type="float">
            <text:p>1693530253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3872" calcext:value-type="float">
            <text:p>1693530253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3972" calcext:value-type="float">
            <text:p>1693530253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54072" calcext:value-type="float">
            <text:p>1693530254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4172" calcext:value-type="float">
            <text:p>1693530254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4272" calcext:value-type="float">
            <text:p>1693530254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4372" calcext:value-type="float">
            <text:p>1693530254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4472" calcext:value-type="float">
            <text:p>1693530254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4572" calcext:value-type="float">
            <text:p>1693530254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4672" calcext:value-type="float">
            <text:p>1693530254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4772" calcext:value-type="float">
            <text:p>1693530254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4872" calcext:value-type="float">
            <text:p>1693530254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5072" calcext:value-type="float">
            <text:p>1693530255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5172" calcext:value-type="float">
            <text:p>1693530255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5272" calcext:value-type="float">
            <text:p>1693530255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55372" calcext:value-type="float">
            <text:p>1693530255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5472" calcext:value-type="float">
            <text:p>1693530255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55572" calcext:value-type="float">
            <text:p>1693530255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5672" calcext:value-type="float">
            <text:p>1693530255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55772" calcext:value-type="float">
            <text:p>1693530255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5872" calcext:value-type="float">
            <text:p>1693530255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5972" calcext:value-type="float">
            <text:p>1693530255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6072" calcext:value-type="float">
            <text:p>1693530256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6172" calcext:value-type="float">
            <text:p>1693530256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6272" calcext:value-type="float">
            <text:p>1693530256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6372" calcext:value-type="float">
            <text:p>1693530256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6472" calcext:value-type="float">
            <text:p>1693530256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6572" calcext:value-type="float">
            <text:p>1693530256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6672" calcext:value-type="float">
            <text:p>1693530256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6772" calcext:value-type="float">
            <text:p>1693530256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6872" calcext:value-type="float">
            <text:p>1693530256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6972" calcext:value-type="float">
            <text:p>1693530256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7072" calcext:value-type="float">
            <text:p>1693530257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7172" calcext:value-type="float">
            <text:p>1693530257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7272" calcext:value-type="float">
            <text:p>1693530257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7372" calcext:value-type="float">
            <text:p>1693530257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7472" calcext:value-type="float">
            <text:p>1693530257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7572" calcext:value-type="float">
            <text:p>1693530257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7672" calcext:value-type="float">
            <text:p>1693530257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7772" calcext:value-type="float">
            <text:p>1693530257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7872" calcext:value-type="float">
            <text:p>1693530257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7972" calcext:value-type="float">
            <text:p>1693530257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8072" calcext:value-type="float">
            <text:p>1693530258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8172" calcext:value-type="float">
            <text:p>1693530258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58272" calcext:value-type="float">
            <text:p>1693530258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58372" calcext:value-type="float">
            <text:p>1693530258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8472" calcext:value-type="float">
            <text:p>1693530258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8572" calcext:value-type="float">
            <text:p>1693530258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8672" calcext:value-type="float">
            <text:p>1693530258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8772" calcext:value-type="float">
            <text:p>1693530258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8872" calcext:value-type="float">
            <text:p>1693530258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8972" calcext:value-type="float">
            <text:p>1693530258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9072" calcext:value-type="float">
            <text:p>1693530259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9172" calcext:value-type="float">
            <text:p>1693530259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9272" calcext:value-type="float">
            <text:p>1693530259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59372" calcext:value-type="float">
            <text:p>1693530259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9472" calcext:value-type="float">
            <text:p>1693530259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59572" calcext:value-type="float">
            <text:p>1693530259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9672" calcext:value-type="float">
            <text:p>1693530259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59772" calcext:value-type="float">
            <text:p>1693530259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59872" calcext:value-type="float">
            <text:p>1693530259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59972" calcext:value-type="float">
            <text:p>1693530259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0072" calcext:value-type="float">
            <text:p>1693530260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0172" calcext:value-type="float">
            <text:p>1693530260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0272" calcext:value-type="float">
            <text:p>1693530260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0372" calcext:value-type="float">
            <text:p>1693530260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0472" calcext:value-type="float">
            <text:p>1693530260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0572" calcext:value-type="float">
            <text:p>1693530260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0672" calcext:value-type="float">
            <text:p>1693530260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0772" calcext:value-type="float">
            <text:p>1693530260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0872" calcext:value-type="float">
            <text:p>1693530260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60972" calcext:value-type="float">
            <text:p>1693530260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61072" calcext:value-type="float">
            <text:p>1693530261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1172" calcext:value-type="float">
            <text:p>1693530261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1272" calcext:value-type="float">
            <text:p>1693530261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1372" calcext:value-type="float">
            <text:p>1693530261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1472" calcext:value-type="float">
            <text:p>1693530261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1572" calcext:value-type="float">
            <text:p>1693530261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1672" calcext:value-type="float">
            <text:p>1693530261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1772" calcext:value-type="float">
            <text:p>1693530261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61872" calcext:value-type="float">
            <text:p>1693530261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1972" calcext:value-type="float">
            <text:p>1693530261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2072" calcext:value-type="float">
            <text:p>1693530262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62172" calcext:value-type="float">
            <text:p>1693530262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62273" calcext:value-type="float">
            <text:p>1693530262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2372" calcext:value-type="float">
            <text:p>1693530262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2472" calcext:value-type="float">
            <text:p>1693530262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2572" calcext:value-type="float">
            <text:p>1693530262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2672" calcext:value-type="float">
            <text:p>1693530262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62772" calcext:value-type="float">
            <text:p>1693530262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62872" calcext:value-type="float">
            <text:p>1693530262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2972" calcext:value-type="float">
            <text:p>1693530262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3072" calcext:value-type="float">
            <text:p>1693530263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3172" calcext:value-type="float">
            <text:p>1693530263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63272" calcext:value-type="float">
            <text:p>1693530263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63372" calcext:value-type="float">
            <text:p>1693530263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3472" calcext:value-type="float">
            <text:p>1693530263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3572" calcext:value-type="float">
            <text:p>1693530263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3672" calcext:value-type="float">
            <text:p>1693530263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63772" calcext:value-type="float">
            <text:p>1693530263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263872" calcext:value-type="float">
            <text:p>1693530263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3972" calcext:value-type="float">
            <text:p>1693530263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4072" calcext:value-type="float">
            <text:p>1693530264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64172" calcext:value-type="float">
            <text:p>1693530264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4272" calcext:value-type="float">
            <text:p>1693530264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4372" calcext:value-type="float">
            <text:p>1693530264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4472" calcext:value-type="float">
            <text:p>1693530264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4572" calcext:value-type="float">
            <text:p>1693530264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4672" calcext:value-type="float">
            <text:p>1693530264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264772" calcext:value-type="float">
            <text:p>1693530264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4872" calcext:value-type="float">
            <text:p>1693530264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4972" calcext:value-type="float">
            <text:p>1693530264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5072" calcext:value-type="float">
            <text:p>1693530265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5172" calcext:value-type="float">
            <text:p>1693530265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5272" calcext:value-type="float">
            <text:p>1693530265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5372" calcext:value-type="float">
            <text:p>1693530265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5472" calcext:value-type="float">
            <text:p>1693530265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5572" calcext:value-type="float">
            <text:p>1693530265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5672" calcext:value-type="float">
            <text:p>1693530265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5872" calcext:value-type="float">
            <text:p>1693530265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65972" calcext:value-type="float">
            <text:p>1693530265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6072" calcext:value-type="float">
            <text:p>1693530266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6172" calcext:value-type="float">
            <text:p>1693530266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6272" calcext:value-type="float">
            <text:p>1693530266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6372" calcext:value-type="float">
            <text:p>1693530266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66472" calcext:value-type="float">
            <text:p>1693530266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66572" calcext:value-type="float">
            <text:p>1693530266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6672" calcext:value-type="float">
            <text:p>1693530266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6772" calcext:value-type="float">
            <text:p>1693530266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6872" calcext:value-type="float">
            <text:p>1693530266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6972" calcext:value-type="float">
            <text:p>1693530266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67072" calcext:value-type="float">
            <text:p>1693530267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67172" calcext:value-type="float">
            <text:p>1693530267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7272" calcext:value-type="float">
            <text:p>1693530267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7372" calcext:value-type="float">
            <text:p>1693530267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7472" calcext:value-type="float">
            <text:p>1693530267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67572" calcext:value-type="float">
            <text:p>1693530267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7672" calcext:value-type="float">
            <text:p>1693530267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7772" calcext:value-type="float">
            <text:p>1693530267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7872" calcext:value-type="float">
            <text:p>1693530267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7972" calcext:value-type="float">
            <text:p>1693530267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8072" calcext:value-type="float">
            <text:p>1693530268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68172" calcext:value-type="float">
            <text:p>1693530268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8272" calcext:value-type="float">
            <text:p>1693530268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8372" calcext:value-type="float">
            <text:p>1693530268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8472" calcext:value-type="float">
            <text:p>1693530268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8572" calcext:value-type="float">
            <text:p>1693530268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8672" calcext:value-type="float">
            <text:p>1693530268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8772" calcext:value-type="float">
            <text:p>1693530268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8872" calcext:value-type="float">
            <text:p>1693530268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8972" calcext:value-type="float">
            <text:p>1693530268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69072" calcext:value-type="float">
            <text:p>1693530269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69172" calcext:value-type="float">
            <text:p>1693530269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69272" calcext:value-type="float">
            <text:p>1693530269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9372" calcext:value-type="float">
            <text:p>1693530269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9472" calcext:value-type="float">
            <text:p>1693530269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9572" calcext:value-type="float">
            <text:p>1693530269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69672" calcext:value-type="float">
            <text:p>1693530269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69772" calcext:value-type="float">
            <text:p>1693530269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69872" calcext:value-type="float">
            <text:p>1693530269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69972" calcext:value-type="float">
            <text:p>1693530269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0072" calcext:value-type="float">
            <text:p>1693530270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0172" calcext:value-type="float">
            <text:p>1693530270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0272" calcext:value-type="float">
            <text:p>1693530270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0372" calcext:value-type="float">
            <text:p>1693530270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0472" calcext:value-type="float">
            <text:p>1693530270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0572" calcext:value-type="float">
            <text:p>1693530270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0672" calcext:value-type="float">
            <text:p>1693530270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0772" calcext:value-type="float">
            <text:p>1693530270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0872" calcext:value-type="float">
            <text:p>1693530270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0972" calcext:value-type="float">
            <text:p>1693530270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1072" calcext:value-type="float">
            <text:p>1693530271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1172" calcext:value-type="float">
            <text:p>1693530271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1272" calcext:value-type="float">
            <text:p>1693530271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1372" calcext:value-type="float">
            <text:p>1693530271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1472" calcext:value-type="float">
            <text:p>1693530271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1572" calcext:value-type="float">
            <text:p>1693530271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71672" calcext:value-type="float">
            <text:p>1693530271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1772" calcext:value-type="float">
            <text:p>1693530271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1872" calcext:value-type="float">
            <text:p>1693530271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1972" calcext:value-type="float">
            <text:p>1693530271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2072" calcext:value-type="float">
            <text:p>1693530272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72172" calcext:value-type="float">
            <text:p>1693530272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2272" calcext:value-type="float">
            <text:p>1693530272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2372" calcext:value-type="float">
            <text:p>1693530272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2472" calcext:value-type="float">
            <text:p>1693530272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2572" calcext:value-type="float">
            <text:p>1693530272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2672" calcext:value-type="float">
            <text:p>1693530272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2772" calcext:value-type="float">
            <text:p>1693530272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2872" calcext:value-type="float">
            <text:p>1693530272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2972" calcext:value-type="float">
            <text:p>1693530272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3072" calcext:value-type="float">
            <text:p>1693530273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73172" calcext:value-type="float">
            <text:p>1693530273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73272" calcext:value-type="float">
            <text:p>1693530273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3372" calcext:value-type="float">
            <text:p>1693530273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3472" calcext:value-type="float">
            <text:p>1693530273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3572" calcext:value-type="float">
            <text:p>1693530273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3672" calcext:value-type="float">
            <text:p>1693530273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3772" calcext:value-type="float">
            <text:p>1693530273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73872" calcext:value-type="float">
            <text:p>1693530273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3972" calcext:value-type="float">
            <text:p>1693530273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274072" calcext:value-type="float">
            <text:p>1693530274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4172" calcext:value-type="float">
            <text:p>1693530274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4272" calcext:value-type="float">
            <text:p>1693530274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4372" calcext:value-type="float">
            <text:p>1693530274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4472" calcext:value-type="float">
            <text:p>1693530274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4572" calcext:value-type="float">
            <text:p>1693530274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4672" calcext:value-type="float">
            <text:p>1693530274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4772" calcext:value-type="float">
            <text:p>1693530274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4872" calcext:value-type="float">
            <text:p>1693530274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74972" calcext:value-type="float">
            <text:p>1693530274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75072" calcext:value-type="float">
            <text:p>1693530275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5172" calcext:value-type="float">
            <text:p>1693530275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75272" calcext:value-type="float">
            <text:p>1693530275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5372" calcext:value-type="float">
            <text:p>1693530275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5472" calcext:value-type="float">
            <text:p>1693530275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5572" calcext:value-type="float">
            <text:p>1693530275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5672" calcext:value-type="float">
            <text:p>1693530275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5772" calcext:value-type="float">
            <text:p>1693530275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5872" calcext:value-type="float">
            <text:p>1693530275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5973" calcext:value-type="float">
            <text:p>1693530275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6072" calcext:value-type="float">
            <text:p>1693530276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6172" calcext:value-type="float">
            <text:p>1693530276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6272" calcext:value-type="float">
            <text:p>1693530276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6372" calcext:value-type="float">
            <text:p>1693530276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76472" calcext:value-type="float">
            <text:p>1693530276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76572" calcext:value-type="float">
            <text:p>1693530276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6672" calcext:value-type="float">
            <text:p>1693530276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76772" calcext:value-type="float">
            <text:p>1693530276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76872" calcext:value-type="float">
            <text:p>1693530276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6972" calcext:value-type="float">
            <text:p>1693530276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7072" calcext:value-type="float">
            <text:p>1693530277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7172" calcext:value-type="float">
            <text:p>1693530277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277272" calcext:value-type="float">
            <text:p>1693530277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7372" calcext:value-type="float">
            <text:p>1693530277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7472" calcext:value-type="float">
            <text:p>1693530277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7572" calcext:value-type="float">
            <text:p>1693530277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7672" calcext:value-type="float">
            <text:p>1693530277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7772" calcext:value-type="float">
            <text:p>1693530277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7872" calcext:value-type="float">
            <text:p>1693530277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7972" calcext:value-type="float">
            <text:p>1693530277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78072" calcext:value-type="float">
            <text:p>1693530278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8172" calcext:value-type="float">
            <text:p>1693530278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8272" calcext:value-type="float">
            <text:p>1693530278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78372" calcext:value-type="float">
            <text:p>1693530278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78472" calcext:value-type="float">
            <text:p>1693530278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8572" calcext:value-type="float">
            <text:p>1693530278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278672" calcext:value-type="float">
            <text:p>1693530278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8772" calcext:value-type="float">
            <text:p>1693530278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8872" calcext:value-type="float">
            <text:p>1693530278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8972" calcext:value-type="float">
            <text:p>1693530278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9072" calcext:value-type="float">
            <text:p>1693530279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9172" calcext:value-type="float">
            <text:p>1693530279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9272" calcext:value-type="float">
            <text:p>1693530279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79372" calcext:value-type="float">
            <text:p>1693530279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79472" calcext:value-type="float">
            <text:p>1693530279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9572" calcext:value-type="float">
            <text:p>1693530279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9672" calcext:value-type="float">
            <text:p>1693530279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79772" calcext:value-type="float">
            <text:p>1693530279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79872" calcext:value-type="float">
            <text:p>1693530279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79972" calcext:value-type="float">
            <text:p>1693530279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80072" calcext:value-type="float">
            <text:p>1693530280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0172" calcext:value-type="float">
            <text:p>1693530280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0272" calcext:value-type="float">
            <text:p>1693530280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0372" calcext:value-type="float">
            <text:p>1693530280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0472" calcext:value-type="float">
            <text:p>1693530280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0572" calcext:value-type="float">
            <text:p>1693530280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0672" calcext:value-type="float">
            <text:p>1693530280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0772" calcext:value-type="float">
            <text:p>1693530280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0872" calcext:value-type="float">
            <text:p>1693530280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0972" calcext:value-type="float">
            <text:p>1693530280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1072" calcext:value-type="float">
            <text:p>1693530281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1172" calcext:value-type="float">
            <text:p>1693530281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1272" calcext:value-type="float">
            <text:p>1693530281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1372" calcext:value-type="float">
            <text:p>1693530281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81472" calcext:value-type="float">
            <text:p>1693530281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1572" calcext:value-type="float">
            <text:p>1693530281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1672" calcext:value-type="float">
            <text:p>1693530281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1772" calcext:value-type="float">
            <text:p>1693530281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1872" calcext:value-type="float">
            <text:p>1693530281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1972" calcext:value-type="float">
            <text:p>1693530281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2072" calcext:value-type="float">
            <text:p>1693530282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82172" calcext:value-type="float">
            <text:p>1693530282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2272" calcext:value-type="float">
            <text:p>1693530282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2372" calcext:value-type="float">
            <text:p>1693530282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2472" calcext:value-type="float">
            <text:p>1693530282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2572" calcext:value-type="float">
            <text:p>1693530282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2672" calcext:value-type="float">
            <text:p>1693530282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2772" calcext:value-type="float">
            <text:p>1693530282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2872" calcext:value-type="float">
            <text:p>1693530282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2972" calcext:value-type="float">
            <text:p>1693530282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3072" calcext:value-type="float">
            <text:p>1693530283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3172" calcext:value-type="float">
            <text:p>1693530283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3272" calcext:value-type="float">
            <text:p>1693530283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3372" calcext:value-type="float">
            <text:p>1693530283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3472" calcext:value-type="float">
            <text:p>1693530283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3572" calcext:value-type="float">
            <text:p>1693530283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3672" calcext:value-type="float">
            <text:p>1693530283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3772" calcext:value-type="float">
            <text:p>1693530283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3872" calcext:value-type="float">
            <text:p>1693530283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3972" calcext:value-type="float">
            <text:p>1693530283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4072" calcext:value-type="float">
            <text:p>1693530284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4172" calcext:value-type="float">
            <text:p>1693530284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4272" calcext:value-type="float">
            <text:p>1693530284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4372" calcext:value-type="float">
            <text:p>1693530284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4472" calcext:value-type="float">
            <text:p>1693530284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4572" calcext:value-type="float">
            <text:p>1693530284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4672" calcext:value-type="float">
            <text:p>1693530284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4772" calcext:value-type="float">
            <text:p>1693530284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84872" calcext:value-type="float">
            <text:p>1693530284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4972" calcext:value-type="float">
            <text:p>1693530284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5072" calcext:value-type="float">
            <text:p>1693530285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5172" calcext:value-type="float">
            <text:p>1693530285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5272" calcext:value-type="float">
            <text:p>1693530285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5372" calcext:value-type="float">
            <text:p>1693530285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5473" calcext:value-type="float">
            <text:p>1693530285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85572" calcext:value-type="float">
            <text:p>1693530285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5672" calcext:value-type="float">
            <text:p>1693530285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5772" calcext:value-type="float">
            <text:p>1693530285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5872" calcext:value-type="float">
            <text:p>1693530285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5972" calcext:value-type="float">
            <text:p>1693530285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6072" calcext:value-type="float">
            <text:p>1693530286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6172" calcext:value-type="float">
            <text:p>1693530286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6272" calcext:value-type="float">
            <text:p>1693530286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6372" calcext:value-type="float">
            <text:p>1693530286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6472" calcext:value-type="float">
            <text:p>1693530286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286572" calcext:value-type="float">
            <text:p>1693530286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6672" calcext:value-type="float">
            <text:p>1693530286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6772" calcext:value-type="float">
            <text:p>1693530286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6872" calcext:value-type="float">
            <text:p>1693530286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6972" calcext:value-type="float">
            <text:p>1693530286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7072" calcext:value-type="float">
            <text:p>1693530287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7172" calcext:value-type="float">
            <text:p>1693530287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7272" calcext:value-type="float">
            <text:p>1693530287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7372" calcext:value-type="float">
            <text:p>1693530287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7472" calcext:value-type="float">
            <text:p>1693530287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7572" calcext:value-type="float">
            <text:p>1693530287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7672" calcext:value-type="float">
            <text:p>1693530287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7772" calcext:value-type="float">
            <text:p>1693530287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7872" calcext:value-type="float">
            <text:p>1693530287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7972" calcext:value-type="float">
            <text:p>1693530287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8072" calcext:value-type="float">
            <text:p>1693530288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8172" calcext:value-type="float">
            <text:p>1693530288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8272" calcext:value-type="float">
            <text:p>1693530288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8372" calcext:value-type="float">
            <text:p>1693530288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8472" calcext:value-type="float">
            <text:p>1693530288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288572" calcext:value-type="float">
            <text:p>1693530288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8672" calcext:value-type="float">
            <text:p>1693530288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8772" calcext:value-type="float">
            <text:p>1693530288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88872" calcext:value-type="float">
            <text:p>1693530288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8972" calcext:value-type="float">
            <text:p>1693530288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9072" calcext:value-type="float">
            <text:p>1693530289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9172" calcext:value-type="float">
            <text:p>1693530289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9272" calcext:value-type="float">
            <text:p>1693530289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89372" calcext:value-type="float">
            <text:p>1693530289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9472" calcext:value-type="float">
            <text:p>1693530289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89572" calcext:value-type="float">
            <text:p>1693530289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9672" calcext:value-type="float">
            <text:p>1693530289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89772" calcext:value-type="float">
            <text:p>1693530289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89872" calcext:value-type="float">
            <text:p>1693530289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89972" calcext:value-type="float">
            <text:p>1693530289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0072" calcext:value-type="float">
            <text:p>1693530290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0172" calcext:value-type="float">
            <text:p>1693530290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0272" calcext:value-type="float">
            <text:p>1693530290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90372" calcext:value-type="float">
            <text:p>1693530290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0473" calcext:value-type="float">
            <text:p>1693530290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0572" calcext:value-type="float">
            <text:p>1693530290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90672" calcext:value-type="float">
            <text:p>1693530290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0772" calcext:value-type="float">
            <text:p>1693530290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0872" calcext:value-type="float">
            <text:p>1693530290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0972" calcext:value-type="float">
            <text:p>1693530290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1072" calcext:value-type="float">
            <text:p>1693530291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1172" calcext:value-type="float">
            <text:p>1693530291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91272" calcext:value-type="float">
            <text:p>1693530291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1372" calcext:value-type="float">
            <text:p>1693530291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91472" calcext:value-type="float">
            <text:p>1693530291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1572" calcext:value-type="float">
            <text:p>1693530291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1672" calcext:value-type="float">
            <text:p>1693530291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1772" calcext:value-type="float">
            <text:p>1693530291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91872" calcext:value-type="float">
            <text:p>1693530291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1972" calcext:value-type="float">
            <text:p>1693530291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2072" calcext:value-type="float">
            <text:p>1693530292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2172" calcext:value-type="float">
            <text:p>1693530292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2272" calcext:value-type="float">
            <text:p>1693530292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92373" calcext:value-type="float">
            <text:p>1693530292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2472" calcext:value-type="float">
            <text:p>16935302924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2572" calcext:value-type="float">
            <text:p>1693530292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2673" calcext:value-type="float">
            <text:p>1693530292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92773" calcext:value-type="float">
            <text:p>1693530292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2872" calcext:value-type="float">
            <text:p>1693530292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2972" calcext:value-type="float">
            <text:p>16935302929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3072" calcext:value-type="float">
            <text:p>1693530293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3172" calcext:value-type="float">
            <text:p>1693530293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3272" calcext:value-type="float">
            <text:p>1693530293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93372" calcext:value-type="float">
            <text:p>1693530293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3473" calcext:value-type="float">
            <text:p>1693530293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3572" calcext:value-type="float">
            <text:p>16935302935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3673" calcext:value-type="float">
            <text:p>1693530293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3772" calcext:value-type="float">
            <text:p>1693530293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3872" calcext:value-type="float">
            <text:p>1693530293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3973" calcext:value-type="float">
            <text:p>1693530293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4073" calcext:value-type="float">
            <text:p>1693530294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4173" calcext:value-type="float">
            <text:p>1693530294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94272" calcext:value-type="float">
            <text:p>16935302942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4372" calcext:value-type="float">
            <text:p>1693530294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4473" calcext:value-type="float">
            <text:p>1693530294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4573" calcext:value-type="float">
            <text:p>1693530294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4672" calcext:value-type="float">
            <text:p>1693530294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4772" calcext:value-type="float">
            <text:p>16935302947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4872" calcext:value-type="float">
            <text:p>16935302948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4973" calcext:value-type="float">
            <text:p>1693530294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5072" calcext:value-type="float">
            <text:p>16935302950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95172" calcext:value-type="float">
            <text:p>1693530295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5273" calcext:value-type="float">
            <text:p>1693530295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5372" calcext:value-type="float">
            <text:p>16935302953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5473" calcext:value-type="float">
            <text:p>1693530295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5573" calcext:value-type="float">
            <text:p>1693530295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5672" calcext:value-type="float">
            <text:p>16935302956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5773" calcext:value-type="float">
            <text:p>1693530295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95873" calcext:value-type="float">
            <text:p>1693530295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5973" calcext:value-type="float">
            <text:p>1693530295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6073" calcext:value-type="float">
            <text:p>1693530296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96172" calcext:value-type="float">
            <text:p>169353029617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6273" calcext:value-type="float">
            <text:p>1693530296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96373" calcext:value-type="float">
            <text:p>1693530296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6473" calcext:value-type="float">
            <text:p>1693530296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6573" calcext:value-type="float">
            <text:p>1693530296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6673" calcext:value-type="float">
            <text:p>1693530296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6773" calcext:value-type="float">
            <text:p>1693530296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96873" calcext:value-type="float">
            <text:p>1693530296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6973" calcext:value-type="float">
            <text:p>1693530296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297073" calcext:value-type="float">
            <text:p>1693530297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7173" calcext:value-type="float">
            <text:p>1693530297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7273" calcext:value-type="float">
            <text:p>1693530297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7373" calcext:value-type="float">
            <text:p>1693530297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7473" calcext:value-type="float">
            <text:p>1693530297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7573" calcext:value-type="float">
            <text:p>1693530297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7673" calcext:value-type="float">
            <text:p>1693530297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7773" calcext:value-type="float">
            <text:p>1693530297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7873" calcext:value-type="float">
            <text:p>1693530297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7973" calcext:value-type="float">
            <text:p>1693530297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8073" calcext:value-type="float">
            <text:p>1693530298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8173" calcext:value-type="float">
            <text:p>1693530298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8273" calcext:value-type="float">
            <text:p>1693530298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98373" calcext:value-type="float">
            <text:p>1693530298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98473" calcext:value-type="float">
            <text:p>1693530298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8573" calcext:value-type="float">
            <text:p>1693530298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8673" calcext:value-type="float">
            <text:p>1693530298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8773" calcext:value-type="float">
            <text:p>1693530298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8873" calcext:value-type="float">
            <text:p>1693530298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8973" calcext:value-type="float">
            <text:p>1693530298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299073" calcext:value-type="float">
            <text:p>1693530299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9173" calcext:value-type="float">
            <text:p>1693530299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99273" calcext:value-type="float">
            <text:p>1693530299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9373" calcext:value-type="float">
            <text:p>1693530299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99473" calcext:value-type="float">
            <text:p>1693530299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299573" calcext:value-type="float">
            <text:p>1693530299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299673" calcext:value-type="float">
            <text:p>1693530299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299773" calcext:value-type="float">
            <text:p>1693530299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299873" calcext:value-type="float">
            <text:p>1693530299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299973" calcext:value-type="float">
            <text:p>1693530299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00073" calcext:value-type="float">
            <text:p>1693530300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0173" calcext:value-type="float">
            <text:p>1693530300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0273" calcext:value-type="float">
            <text:p>1693530300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00373" calcext:value-type="float">
            <text:p>1693530300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0473" calcext:value-type="float">
            <text:p>1693530300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0573" calcext:value-type="float">
            <text:p>1693530300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0673" calcext:value-type="float">
            <text:p>1693530300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0773" calcext:value-type="float">
            <text:p>1693530300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0873" calcext:value-type="float">
            <text:p>1693530300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0973" calcext:value-type="float">
            <text:p>1693530300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301073" calcext:value-type="float">
            <text:p>1693530301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1173" calcext:value-type="float">
            <text:p>1693530301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1273" calcext:value-type="float">
            <text:p>1693530301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1373" calcext:value-type="float">
            <text:p>1693530301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01473" calcext:value-type="float">
            <text:p>1693530301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1573" calcext:value-type="float">
            <text:p>1693530301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301673" calcext:value-type="float">
            <text:p>1693530301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1773" calcext:value-type="float">
            <text:p>1693530301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1873" calcext:value-type="float">
            <text:p>1693530301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1973" calcext:value-type="float">
            <text:p>1693530301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2073" calcext:value-type="float">
            <text:p>1693530302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2173" calcext:value-type="float">
            <text:p>1693530302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02273" calcext:value-type="float">
            <text:p>1693530302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2373" calcext:value-type="float">
            <text:p>1693530302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2473" calcext:value-type="float">
            <text:p>1693530302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2573" calcext:value-type="float">
            <text:p>1693530302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2673" calcext:value-type="float">
            <text:p>1693530302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2773" calcext:value-type="float">
            <text:p>1693530302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02873" calcext:value-type="float">
            <text:p>1693530302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2973" calcext:value-type="float">
            <text:p>1693530302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3073" calcext:value-type="float">
            <text:p>1693530303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3173" calcext:value-type="float">
            <text:p>1693530303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6" calcext:value-type="float">
            <text:p>3,46</text:p>
          </table:table-cell>
          <table:table-cell office:value-type="float" office:value="1693530303273" calcext:value-type="float">
            <text:p>1693530303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3373" calcext:value-type="float">
            <text:p>1693530303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3473" calcext:value-type="float">
            <text:p>1693530303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3573" calcext:value-type="float">
            <text:p>1693530303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3673" calcext:value-type="float">
            <text:p>1693530303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3773" calcext:value-type="float">
            <text:p>1693530303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3873" calcext:value-type="float">
            <text:p>1693530303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303973" calcext:value-type="float">
            <text:p>1693530303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4073" calcext:value-type="float">
            <text:p>1693530304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4173" calcext:value-type="float">
            <text:p>1693530304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4273" calcext:value-type="float">
            <text:p>1693530304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4373" calcext:value-type="float">
            <text:p>1693530304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4473" calcext:value-type="float">
            <text:p>1693530304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4573" calcext:value-type="float">
            <text:p>1693530304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4673" calcext:value-type="float">
            <text:p>1693530304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04773" calcext:value-type="float">
            <text:p>1693530304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4873" calcext:value-type="float">
            <text:p>1693530304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4973" calcext:value-type="float">
            <text:p>1693530304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5073" calcext:value-type="float">
            <text:p>1693530305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5173" calcext:value-type="float">
            <text:p>1693530305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5273" calcext:value-type="float">
            <text:p>1693530305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5373" calcext:value-type="float">
            <text:p>1693530305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05473" calcext:value-type="float">
            <text:p>1693530305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5573" calcext:value-type="float">
            <text:p>1693530305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5673" calcext:value-type="float">
            <text:p>1693530305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5773" calcext:value-type="float">
            <text:p>1693530305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05873" calcext:value-type="float">
            <text:p>1693530305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5973" calcext:value-type="float">
            <text:p>1693530305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6073" calcext:value-type="float">
            <text:p>1693530306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6173" calcext:value-type="float">
            <text:p>1693530306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6273" calcext:value-type="float">
            <text:p>1693530306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6373" calcext:value-type="float">
            <text:p>1693530306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6473" calcext:value-type="float">
            <text:p>1693530306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06573" calcext:value-type="float">
            <text:p>1693530306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6673" calcext:value-type="float">
            <text:p>1693530306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6773" calcext:value-type="float">
            <text:p>1693530306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6873" calcext:value-type="float">
            <text:p>1693530306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6973" calcext:value-type="float">
            <text:p>1693530306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7073" calcext:value-type="float">
            <text:p>1693530307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307173" calcext:value-type="float">
            <text:p>1693530307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7273" calcext:value-type="float">
            <text:p>1693530307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7373" calcext:value-type="float">
            <text:p>1693530307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7473" calcext:value-type="float">
            <text:p>1693530307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7573" calcext:value-type="float">
            <text:p>1693530307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7673" calcext:value-type="float">
            <text:p>1693530307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7773" calcext:value-type="float">
            <text:p>1693530307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7873" calcext:value-type="float">
            <text:p>1693530307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7973" calcext:value-type="float">
            <text:p>1693530307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8073" calcext:value-type="float">
            <text:p>1693530308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8173" calcext:value-type="float">
            <text:p>1693530308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08273" calcext:value-type="float">
            <text:p>1693530308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8373" calcext:value-type="float">
            <text:p>1693530308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8473" calcext:value-type="float">
            <text:p>1693530308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8573" calcext:value-type="float">
            <text:p>1693530308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8673" calcext:value-type="float">
            <text:p>1693530308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08773" calcext:value-type="float">
            <text:p>1693530308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8873" calcext:value-type="float">
            <text:p>1693530308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08973" calcext:value-type="float">
            <text:p>1693530308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9073" calcext:value-type="float">
            <text:p>1693530309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09173" calcext:value-type="float">
            <text:p>1693530309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9273" calcext:value-type="float">
            <text:p>1693530309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09373" calcext:value-type="float">
            <text:p>1693530309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9473" calcext:value-type="float">
            <text:p>1693530309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09573" calcext:value-type="float">
            <text:p>1693530309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9673" calcext:value-type="float">
            <text:p>1693530309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9773" calcext:value-type="float">
            <text:p>1693530309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9873" calcext:value-type="float">
            <text:p>1693530309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09973" calcext:value-type="float">
            <text:p>1693530309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0073" calcext:value-type="float">
            <text:p>1693530310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0173" calcext:value-type="float">
            <text:p>1693530310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0273" calcext:value-type="float">
            <text:p>1693530310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310373" calcext:value-type="float">
            <text:p>1693530310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0473" calcext:value-type="float">
            <text:p>1693530310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0573" calcext:value-type="float">
            <text:p>1693530310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0673" calcext:value-type="float">
            <text:p>1693530310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0773" calcext:value-type="float">
            <text:p>1693530310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0873" calcext:value-type="float">
            <text:p>1693530310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0973" calcext:value-type="float">
            <text:p>1693530310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11073" calcext:value-type="float">
            <text:p>1693530311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1173" calcext:value-type="float">
            <text:p>1693530311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1273" calcext:value-type="float">
            <text:p>1693530311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1373" calcext:value-type="float">
            <text:p>1693530311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1473" calcext:value-type="float">
            <text:p>1693530311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1573" calcext:value-type="float">
            <text:p>1693530311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1673" calcext:value-type="float">
            <text:p>1693530311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1773" calcext:value-type="float">
            <text:p>1693530311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1873" calcext:value-type="float">
            <text:p>1693530311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11973" calcext:value-type="float">
            <text:p>1693530311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2073" calcext:value-type="float">
            <text:p>1693530312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2173" calcext:value-type="float">
            <text:p>1693530312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2273" calcext:value-type="float">
            <text:p>1693530312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2373" calcext:value-type="float">
            <text:p>1693530312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2473" calcext:value-type="float">
            <text:p>1693530312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2573" calcext:value-type="float">
            <text:p>1693530312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2673" calcext:value-type="float">
            <text:p>1693530312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2773" calcext:value-type="float">
            <text:p>1693530312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2873" calcext:value-type="float">
            <text:p>1693530312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2973" calcext:value-type="float">
            <text:p>1693530312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3073" calcext:value-type="float">
            <text:p>1693530313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3173" calcext:value-type="float">
            <text:p>1693530313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3273" calcext:value-type="float">
            <text:p>1693530313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3373" calcext:value-type="float">
            <text:p>1693530313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3473" calcext:value-type="float">
            <text:p>1693530313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3573" calcext:value-type="float">
            <text:p>1693530313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3673" calcext:value-type="float">
            <text:p>1693530313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13773" calcext:value-type="float">
            <text:p>1693530313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3873" calcext:value-type="float">
            <text:p>1693530313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3973" calcext:value-type="float">
            <text:p>1693530313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4073" calcext:value-type="float">
            <text:p>1693530314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4173" calcext:value-type="float">
            <text:p>1693530314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4273" calcext:value-type="float">
            <text:p>1693530314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4373" calcext:value-type="float">
            <text:p>1693530314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4473" calcext:value-type="float">
            <text:p>1693530314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4573" calcext:value-type="float">
            <text:p>1693530314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4673" calcext:value-type="float">
            <text:p>1693530314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4773" calcext:value-type="float">
            <text:p>1693530314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4873" calcext:value-type="float">
            <text:p>1693530314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4973" calcext:value-type="float">
            <text:p>1693530314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5073" calcext:value-type="float">
            <text:p>1693530315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5173" calcext:value-type="float">
            <text:p>1693530315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5273" calcext:value-type="float">
            <text:p>1693530315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5373" calcext:value-type="float">
            <text:p>1693530315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5473" calcext:value-type="float">
            <text:p>1693530315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5573" calcext:value-type="float">
            <text:p>1693530315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5673" calcext:value-type="float">
            <text:p>1693530315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5773" calcext:value-type="float">
            <text:p>1693530315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5873" calcext:value-type="float">
            <text:p>1693530315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5973" calcext:value-type="float">
            <text:p>1693530315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6073" calcext:value-type="float">
            <text:p>1693530316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16173" calcext:value-type="float">
            <text:p>1693530316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6273" calcext:value-type="float">
            <text:p>1693530316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6373" calcext:value-type="float">
            <text:p>1693530316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6473" calcext:value-type="float">
            <text:p>1693530316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316573" calcext:value-type="float">
            <text:p>1693530316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16673" calcext:value-type="float">
            <text:p>1693530316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6773" calcext:value-type="float">
            <text:p>1693530316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6873" calcext:value-type="float">
            <text:p>1693530316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6" calcext:value-type="float">
            <text:p>3,46</text:p>
          </table:table-cell>
          <table:table-cell office:value-type="float" office:value="1693530316973" calcext:value-type="float">
            <text:p>1693530316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7073" calcext:value-type="float">
            <text:p>1693530317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7173" calcext:value-type="float">
            <text:p>1693530317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7273" calcext:value-type="float">
            <text:p>1693530317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17373" calcext:value-type="float">
            <text:p>1693530317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7473" calcext:value-type="float">
            <text:p>1693530317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7" calcext:value-type="float">
            <text:p>3,57</text:p>
          </table:table-cell>
          <table:table-cell office:value-type="float" office:value="1693530317573" calcext:value-type="float">
            <text:p>1693530317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17673" calcext:value-type="float">
            <text:p>1693530317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5" calcext:value-type="float">
            <text:p>3,45</text:p>
          </table:table-cell>
          <table:table-cell office:value-type="float" office:value="1693530317773" calcext:value-type="float">
            <text:p>1693530317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7873" calcext:value-type="float">
            <text:p>1693530317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7973" calcext:value-type="float">
            <text:p>1693530317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8073" calcext:value-type="float">
            <text:p>1693530318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8173" calcext:value-type="float">
            <text:p>1693530318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6" calcext:value-type="float">
            <text:p>3,46</text:p>
          </table:table-cell>
          <table:table-cell office:value-type="float" office:value="1693530318273" calcext:value-type="float">
            <text:p>1693530318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18373" calcext:value-type="float">
            <text:p>1693530318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8473" calcext:value-type="float">
            <text:p>1693530318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8" calcext:value-type="float">
            <text:p>3,48</text:p>
          </table:table-cell>
          <table:table-cell office:value-type="float" office:value="1693530318573" calcext:value-type="float">
            <text:p>1693530318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318673" calcext:value-type="float">
            <text:p>1693530318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18773" calcext:value-type="float">
            <text:p>1693530318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18873" calcext:value-type="float">
            <text:p>1693530318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7" calcext:value-type="float">
            <text:p>3,57</text:p>
          </table:table-cell>
          <table:table-cell office:value-type="float" office:value="1693530318973" calcext:value-type="float">
            <text:p>1693530318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19073" calcext:value-type="float">
            <text:p>1693530319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19173" calcext:value-type="float">
            <text:p>1693530319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9273" calcext:value-type="float">
            <text:p>1693530319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19373" calcext:value-type="float">
            <text:p>1693530319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" calcext:value-type="float">
            <text:p>3,5</text:p>
          </table:table-cell>
          <table:table-cell office:value-type="float" office:value="1693530319473" calcext:value-type="float">
            <text:p>1693530319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19573" calcext:value-type="float">
            <text:p>1693530319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19673" calcext:value-type="float">
            <text:p>1693530319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19773" calcext:value-type="float">
            <text:p>1693530319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19873" calcext:value-type="float">
            <text:p>1693530319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19973" calcext:value-type="float">
            <text:p>1693530319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20073" calcext:value-type="float">
            <text:p>1693530320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20173" calcext:value-type="float">
            <text:p>1693530320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20273" calcext:value-type="float">
            <text:p>1693530320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20373" calcext:value-type="float">
            <text:p>1693530320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7" calcext:value-type="float">
            <text:p>3,47</text:p>
          </table:table-cell>
          <table:table-cell office:value-type="float" office:value="1693530320473" calcext:value-type="float">
            <text:p>1693530320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20573" calcext:value-type="float">
            <text:p>1693530320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1" calcext:value-type="float">
            <text:p>3,51</text:p>
          </table:table-cell>
          <table:table-cell office:value-type="float" office:value="1693530320673" calcext:value-type="float">
            <text:p>1693530320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5" calcext:value-type="float">
            <text:p>3,45</text:p>
          </table:table-cell>
          <table:table-cell office:value-type="float" office:value="1693530320773" calcext:value-type="float">
            <text:p>1693530320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9" calcext:value-type="float">
            <text:p>3,49</text:p>
          </table:table-cell>
          <table:table-cell office:value-type="float" office:value="1693530320873" calcext:value-type="float">
            <text:p>1693530320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46" calcext:value-type="float">
            <text:p>3,46</text:p>
          </table:table-cell>
          <table:table-cell office:value-type="float" office:value="1693530320973" calcext:value-type="float">
            <text:p>1693530320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21073" calcext:value-type="float">
            <text:p>1693530321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21173" calcext:value-type="float">
            <text:p>1693530321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2" calcext:value-type="float">
            <text:p>3,52</text:p>
          </table:table-cell>
          <table:table-cell office:value-type="float" office:value="1693530321273" calcext:value-type="float">
            <text:p>1693530321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21373" calcext:value-type="float">
            <text:p>1693530321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21473" calcext:value-type="float">
            <text:p>1693530321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21573" calcext:value-type="float">
            <text:p>1693530321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21673" calcext:value-type="float">
            <text:p>1693530321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21773" calcext:value-type="float">
            <text:p>1693530321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21873" calcext:value-type="float">
            <text:p>1693530321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21973" calcext:value-type="float">
            <text:p>1693530321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22073" calcext:value-type="float">
            <text:p>1693530322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22173" calcext:value-type="float">
            <text:p>1693530322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22273" calcext:value-type="float">
            <text:p>1693530322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7" calcext:value-type="float">
            <text:p>3,57</text:p>
          </table:table-cell>
          <table:table-cell office:value-type="float" office:value="1693530322373" calcext:value-type="float">
            <text:p>1693530322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22473" calcext:value-type="float">
            <text:p>1693530322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22573" calcext:value-type="float">
            <text:p>16935303225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7" calcext:value-type="float">
            <text:p>3,57</text:p>
          </table:table-cell>
          <table:table-cell office:value-type="float" office:value="1693530322673" calcext:value-type="float">
            <text:p>16935303226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22773" calcext:value-type="float">
            <text:p>16935303227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6" calcext:value-type="float">
            <text:p>3,56</text:p>
          </table:table-cell>
          <table:table-cell office:value-type="float" office:value="1693530322873" calcext:value-type="float">
            <text:p>16935303228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3" calcext:value-type="float">
            <text:p>3,53</text:p>
          </table:table-cell>
          <table:table-cell office:value-type="float" office:value="1693530322973" calcext:value-type="float">
            <text:p>16935303229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7" calcext:value-type="float">
            <text:p>3,57</text:p>
          </table:table-cell>
          <table:table-cell office:value-type="float" office:value="1693530323073" calcext:value-type="float">
            <text:p>16935303230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23173" calcext:value-type="float">
            <text:p>16935303231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5" calcext:value-type="float">
            <text:p>3,55</text:p>
          </table:table-cell>
          <table:table-cell office:value-type="float" office:value="1693530323273" calcext:value-type="float">
            <text:p>16935303232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7" calcext:value-type="float">
            <text:p>3,57</text:p>
          </table:table-cell>
          <table:table-cell office:value-type="float" office:value="1693530323373" calcext:value-type="float">
            <text:p>16935303233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4" calcext:value-type="float">
            <text:p>3,54</text:p>
          </table:table-cell>
          <table:table-cell office:value-type="float" office:value="1693530323473" calcext:value-type="float">
            <text:p>169353032347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57" calcext:value-type="float">
            <text:p>3,57</text:p>
          </table:table-cell>
          <table:table-cell office:value-type="float" office:value="1693530323573" calcext:value-type="float">
            <text:p>1693530323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7:00.249715686</dc:date>
    <meta:editing-duration>PT28S</meta:editing-duration>
    <meta:editing-cycles>1</meta:editing-cycles>
    <meta:document-statistic meta:table-count="1" meta:cell-count="366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8.996cm" xlink:href=".." xlink:type="simple" chart:class="chart:line" chart:style-name="ch1">
        <chart:legend chart:legend-position="end" svg:x="14.278cm" svg:y="4.199cm" style:legend-expansion="high" chart:style-name="ch2"/>
        <chart:plot-area chart:style-name="ch3" table:cell-range-address="exp3p1.B1:exp3p1.B1222" chart:data-source-has-labels="row" svg:x="0.32cm" svg:y="0.179cm" svg:width="13.638cm" svg:height="8.638cm">
          <chartooo:coordinate-region svg:x="1.232cm" svg:y="0.179cm" svg:width="12.726cm" svg:height="7.3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3p1.B2:exp3p1.B1222" chart:label-cell-address="exp3p1.B1:exp3p1.B1" chart:class="chart:line">
            <chart:data-point chart:repeated="1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3p1.B1:exp3p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1">
                <text:p>3.51</text:p>
                <draw:g>
                  <svg:desc>exp3p1.B2:exp3p1.B1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.57">
                <text:p>3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